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sloLGS NF" svg:font-family="'MesloLGS NF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0.634cm" fo:min-width="0.384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end="Arrowheads_20_8" draw:marker-end-width="0.3cm" draw:fill="none" draw:textarea-vertical-align="middle"/>
    </style:style>
    <style:style style:name="gr9" style:family="graphic" style:parent-style-name="standard">
      <style:graphic-properties draw:stroke="none" draw:fill-color="#729fcf" draw:textarea-horizontal-align="justify" draw:textarea-vertical-align="middle" draw:auto-grow-height="false" fo:min-height="0.634cm" fo:min-width="0.384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1" style:family="graphic" style:parent-style-name="standard">
      <style:graphic-properties draw:stroke="none" draw:fill-color="#ff6d6d" draw:textarea-horizontal-align="justify" draw:textarea-vertical-align="middle" draw:auto-grow-height="false" fo:min-height="0.634cm" fo:min-width="0.384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paragraph-properties fo:text-align="center"/>
      <style:text-properties style:font-name="FreeMono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FreeMono" fo:font-weight="bold" style:font-weight-asian="bold" style:font-weight-complex="bold"/>
    </style:style>
    <style:style style:name="P6" style:family="paragraph">
      <loext:graphic-properties draw:fill-color="#ff6d6d"/>
      <style:paragraph-properties fo:text-align="center"/>
    </style:style>
    <style:style style:name="T1" style:family="text">
      <style:text-properties style:font-name="Free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5cm" svg:height="1.25cm" svg:x="3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5cm" svg:height="1.25cm" svg:x="3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5cm" svg:height="1.25cm" svg:x="3cm" svg:y="11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5cm" svg:height="1.25cm" svg:x="3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5cm" svg:height="1.25cm" svg:x="3cm" svg:y="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625cm" svg:y1="13.375cm" svg:x2="3.625cm" svg:y2="12.768cm" draw:start-shape="id1" draw:start-glue-point="4" draw:end-shape="id2" draw:end-glue-point="8" svg:d="M3625 13375v-607" svg:viewBox="0 0 1 608">
          <text:p/>
        </draw:connector>
        <draw:connector draw:style-name="gr3" draw:text-style-name="P2" draw:layer="layout" svg:x1="3.625cm" svg:y1="11.518cm" svg:x2="3.625cm" svg:y2="10.911cm" draw:start-shape="id2" draw:start-glue-point="4" draw:end-shape="id3" draw:end-glue-point="2" svg:d="M3625 11518v-607" svg:viewBox="0 0 1 608">
          <text:p/>
        </draw:connector>
        <draw:connector draw:style-name="gr4" draw:text-style-name="P2" draw:layer="layout" svg:x1="3.625cm" svg:y1="9.661cm" svg:x2="3.625cm" svg:y2="9.054cm" draw:start-shape="id3" draw:start-glue-point="4" draw:end-shape="id4" draw:end-glue-point="8" svg:d="M3625 9661v-607" svg:viewBox="0 0 1 608">
          <text:p/>
        </draw:connector>
        <draw:connector draw:style-name="gr5" draw:text-style-name="P2" draw:layer="layout" svg:x1="3.625cm" svg:y1="7.804cm" svg:x2="3.625cm" svg:y2="7.196cm" draw:start-shape="id4" draw:start-glue-point="4" draw:end-shape="id5" draw:end-glue-point="8" svg:d="M3625 7804v-608" svg:viewBox="0 0 1 609">
          <text:p/>
        </draw:connector>
        <draw:connector draw:style-name="gr6" draw:text-style-name="P2" draw:layer="layout" svg:x1="3.625cm" svg:y1="5.946cm" svg:x2="3.625cm" svg:y2="5.339cm" draw:start-shape="id5" draw:start-glue-point="4" draw:end-shape="id6" draw:end-glue-point="8" svg:d="M3625 5946v-607" svg:viewBox="0 0 1 608">
          <text:p/>
        </draw:connector>
        <draw:connector draw:style-name="gr7" draw:text-style-name="P2" draw:layer="layout" svg:x1="3.625cm" svg:y1="4.089cm" svg:x2="3.625cm" svg:y2="3.482cm" draw:start-shape="id6" draw:start-glue-point="4" draw:end-shape="id7" draw:end-glue-point="8" svg:d="M3625 4089v-607" svg:viewBox="0 0 1 608">
          <text:p/>
        </draw:connector>
        <draw:connector draw:style-name="gr8" draw:text-style-name="P2" draw:layer="layout" svg:x1="3.625cm" svg:y1="2.232cm" svg:x2="3.625cm" svg:y2="1.625cm" draw:start-shape="id7" draw:start-glue-point="4" draw:end-shape="id8" draw:end-glue-point="8" svg:d="M3625 2232v-607" svg:viewBox="0 0 1 608">
          <text:p/>
        </draw:connector>
        <draw:g>
          <draw:custom-shape draw:style-name="gr9" draw:text-style-name="P3" xml:id="id1" draw:id="id1" draw:layer="layout" svg:width="1.25cm" svg:height="1.25cm" svg:x="3cm" svg:y="13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5" draw:layer="layout" svg:width="2.5cm" svg:height="1cm" svg:x="0.55cm" svg:y="13.5cm">
            <draw:text-box>
              <text:p text:style-name="P4"><text:span text:style-name="T1">g00d</text:span></text:p>
            </draw:text-box>
          </draw:frame>
        </draw:g>
        <draw:g>
          <draw:custom-shape draw:style-name="gr11" draw:text-style-name="P6" xml:id="id8" draw:id="id8" draw:layer="layout" svg:width="1.25cm" svg:height="1.25cm" svg:x="3cm" svg:y="0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5" draw:layer="layout" svg:width="2.5cm" svg:height="1cm" svg:x="0.55cm" svg:y="0.5cm">
            <draw:text-box>
              <text:p text:style-name="P4"><text:span text:style-name="T1">bad1</text:span></text:p>
            </draw:text-box>
          </draw:frame>
        </draw:g>
        <draw:custom-shape draw:style-name="gr1" draw:text-style-name="P1" xml:id="id5" draw:id="id5" draw:layer="layout" svg:width="1.25cm" svg:height="1.25cm" svg:x="3cm" svg:y="5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2.5cm" svg:height="1cm" svg:x="0.75cm" svg:y="7.929cm">
          <draw:text-box>
            <text:p text:style-name="P4"><text:span text:style-name="T1">???</text:span></text:p>
          </draw:text-box>
        </draw:frame>
      </draw:page>
      <draw:page draw:name="page2" draw:style-name="dp2" draw:master-page-name="Default">
        <draw:custom-shape draw:style-name="gr1" draw:text-style-name="P1" xml:id="id13" draw:id="id13" draw:layer="layout" svg:width="1.25cm" svg:height="1.25cm" svg:x="3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" draw:id="id10" draw:layer="layout" svg:width="1.25cm" svg:height="1.25cm" svg:x="3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9" draw:id="id9" draw:layer="layout" svg:width="1.25cm" svg:height="1.25cm" svg:x="3cm" svg:y="11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" draw:id="id11" draw:layer="layout" svg:width="1.25cm" svg:height="1.25cm" svg:x="3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5cm" svg:height="1.25cm" svg:x="3cm" svg:y="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625cm" svg:y1="13.375cm" svg:x2="3.625cm" svg:y2="12.768cm" draw:end-shape="id9" draw:end-glue-point="8" svg:d="M3625 13375v-607" svg:viewBox="0 0 1 608">
          <text:p/>
        </draw:connector>
        <draw:connector draw:style-name="gr3" draw:text-style-name="P2" draw:layer="layout" svg:x1="3.625cm" svg:y1="11.518cm" svg:x2="3.625cm" svg:y2="10.911cm" draw:start-shape="id9" draw:start-glue-point="4" draw:end-shape="id10" draw:end-glue-point="2" svg:d="M3625 11518v-607" svg:viewBox="0 0 1 608">
          <text:p/>
        </draw:connector>
        <draw:connector draw:style-name="gr4" draw:text-style-name="P2" draw:layer="layout" svg:x1="3.625cm" svg:y1="9.661cm" svg:x2="3.625cm" svg:y2="9.054cm" draw:start-shape="id10" draw:start-glue-point="4" draw:end-shape="id11" draw:end-glue-point="8" svg:d="M3625 9661v-607" svg:viewBox="0 0 1 608">
          <text:p/>
        </draw:connector>
        <draw:connector draw:style-name="gr5" draw:text-style-name="P2" draw:layer="layout" svg:x1="3.625cm" svg:y1="7.804cm" svg:x2="3.625cm" svg:y2="7.196cm" draw:start-shape="id11" draw:start-glue-point="4" draw:end-shape="id12" draw:end-glue-point="8" svg:d="M3625 7804v-608" svg:viewBox="0 0 1 609">
          <text:p/>
        </draw:connector>
        <draw:connector draw:style-name="gr6" draw:text-style-name="P2" draw:layer="layout" svg:x1="3.625cm" svg:y1="5.946cm" svg:x2="3.625cm" svg:y2="5.339cm" draw:start-shape="id12" draw:start-glue-point="4" draw:end-shape="id13" draw:end-glue-point="8" svg:d="M3625 5946v-607" svg:viewBox="0 0 1 608">
          <text:p/>
        </draw:connector>
        <draw:connector draw:style-name="gr7" draw:text-style-name="P2" draw:layer="layout" svg:x1="3.625cm" svg:y1="4.089cm" svg:x2="3.625cm" svg:y2="3.482cm" draw:start-shape="id13" draw:start-glue-point="4" draw:end-shape="id14" draw:end-glue-point="8" svg:d="M3625 4089v-607" svg:viewBox="0 0 1 608">
          <text:p/>
        </draw:connector>
        <draw:connector draw:style-name="gr8" draw:text-style-name="P2" draw:layer="layout" svg:x1="3.625cm" svg:y1="2.232cm" svg:x2="3.625cm" svg:y2="1.625cm" draw:start-shape="id14" draw:start-glue-point="4" svg:d="M3625 2232v-607" svg:viewBox="0 0 1 608">
          <text:p/>
        </draw:connector>
        <draw:g>
          <draw:custom-shape draw:style-name="gr9" draw:text-style-name="P3" draw:layer="layout" svg:width="1.25cm" svg:height="1.25cm" svg:x="3cm" svg:y="13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5" draw:layer="layout" svg:width="2.5cm" svg:height="1cm" svg:x="0.55cm" svg:y="13.5cm">
            <draw:text-box>
              <text:p text:style-name="P4"><text:span text:style-name="T1">g00d</text:span></text:p>
            </draw:text-box>
          </draw:frame>
        </draw:g>
        <draw:g>
          <draw:custom-shape draw:style-name="gr11" draw:text-style-name="P6" draw:layer="layout" svg:width="1.25cm" svg:height="1.25cm" svg:x="3cm" svg:y="0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5" draw:layer="layout" svg:width="2.5cm" svg:height="1cm" svg:x="0.55cm" svg:y="0.5cm">
            <draw:text-box>
              <text:p text:style-name="P4"><text:span text:style-name="T1">bad1</text:span></text:p>
            </draw:text-box>
          </draw:frame>
        </draw:g>
        <draw:custom-shape draw:style-name="gr1" draw:text-style-name="P1" xml:id="id12" draw:id="id12" draw:layer="layout" svg:width="1.25cm" svg:height="1.25cm" svg:x="3cm" svg:y="5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2.5cm" svg:height="1cm" svg:x="0.75cm" svg:y="4.214cm">
          <draw:text-box>
            <text:p text:style-name="P4"><text:span text:style-name="T1">???</text:span></text:p>
          </draw:text-box>
        </draw:frame>
      </draw:page>
      <draw:page draw:name="page3" draw:style-name="dp2" draw:master-page-name="Default">
        <draw:custom-shape draw:style-name="gr11" draw:text-style-name="P6" xml:id="id19" draw:id="id19" draw:layer="layout" svg:width="1.25cm" svg:height="1.25cm" svg:x="3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6" draw:id="id16" draw:layer="layout" svg:width="1.25cm" svg:height="1.25cm" svg:x="3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" draw:id="id15" draw:layer="layout" svg:width="1.25cm" svg:height="1.25cm" svg:x="3cm" svg:y="11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7" draw:id="id17" draw:layer="layout" svg:width="1.25cm" svg:height="1.25cm" svg:x="3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0" draw:id="id20" draw:layer="layout" svg:width="1.25cm" svg:height="1.25cm" svg:x="3cm" svg:y="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625cm" svg:y1="13.375cm" svg:x2="3.625cm" svg:y2="12.768cm" draw:end-shape="id15" draw:end-glue-point="8" svg:d="M3625 13375v-607" svg:viewBox="0 0 1 608">
          <text:p/>
        </draw:connector>
        <draw:connector draw:style-name="gr3" draw:text-style-name="P2" draw:layer="layout" svg:x1="3.625cm" svg:y1="11.518cm" svg:x2="3.625cm" svg:y2="10.911cm" draw:start-shape="id15" draw:start-glue-point="4" draw:end-shape="id16" draw:end-glue-point="2" svg:d="M3625 11518v-607" svg:viewBox="0 0 1 608">
          <text:p/>
        </draw:connector>
        <draw:connector draw:style-name="gr4" draw:text-style-name="P2" draw:layer="layout" svg:x1="3.625cm" svg:y1="9.661cm" svg:x2="3.625cm" svg:y2="9.054cm" draw:start-shape="id16" draw:start-glue-point="4" draw:end-shape="id17" draw:end-glue-point="8" svg:d="M3625 9661v-607" svg:viewBox="0 0 1 608">
          <text:p/>
        </draw:connector>
        <draw:connector draw:style-name="gr5" draw:text-style-name="P2" draw:layer="layout" svg:x1="3.625cm" svg:y1="7.804cm" svg:x2="3.625cm" svg:y2="7.196cm" draw:start-shape="id17" draw:start-glue-point="4" draw:end-shape="id18" draw:end-glue-point="8" svg:d="M3625 7804v-608" svg:viewBox="0 0 1 609">
          <text:p/>
        </draw:connector>
        <draw:connector draw:style-name="gr6" draw:text-style-name="P2" draw:layer="layout" svg:x1="3.625cm" svg:y1="5.946cm" svg:x2="3.625cm" svg:y2="5.339cm" draw:start-shape="id18" draw:start-glue-point="4" draw:end-shape="id19" draw:end-glue-point="8" svg:d="M3625 5946v-607" svg:viewBox="0 0 1 608">
          <text:p/>
        </draw:connector>
        <draw:connector draw:style-name="gr7" draw:text-style-name="P2" draw:layer="layout" svg:x1="3.625cm" svg:y1="4.089cm" svg:x2="3.625cm" svg:y2="3.482cm" draw:start-shape="id19" draw:start-glue-point="4" draw:end-shape="id20" draw:end-glue-point="8" svg:d="M3625 4089v-607" svg:viewBox="0 0 1 608">
          <text:p/>
        </draw:connector>
        <draw:connector draw:style-name="gr8" draw:text-style-name="P2" draw:layer="layout" svg:x1="3.625cm" svg:y1="2.232cm" svg:x2="3.625cm" svg:y2="1.625cm" draw:start-shape="id20" draw:start-glue-point="4" svg:d="M3625 2232v-607" svg:viewBox="0 0 1 608">
          <text:p/>
        </draw:connector>
        <draw:g>
          <draw:custom-shape draw:style-name="gr9" draw:text-style-name="P3" draw:layer="layout" svg:width="1.25cm" svg:height="1.25cm" svg:x="3cm" svg:y="13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5" draw:layer="layout" svg:width="2.5cm" svg:height="1cm" svg:x="0.55cm" svg:y="13.5cm">
            <draw:text-box>
              <text:p text:style-name="P4"><text:span text:style-name="T1">g00d</text:span></text:p>
            </draw:text-box>
          </draw:frame>
        </draw:g>
        <draw:g>
          <draw:custom-shape draw:style-name="gr11" draw:text-style-name="P6" draw:layer="layout" svg:width="1.25cm" svg:height="1.25cm" svg:x="3cm" svg:y="0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5" draw:layer="layout" svg:width="2.5cm" svg:height="1cm" svg:x="0.55cm" svg:y="0.5cm">
            <draw:text-box>
              <text:p text:style-name="P4"><text:span text:style-name="T1">bad1</text:span></text:p>
            </draw:text-box>
          </draw:frame>
        </draw:g>
        <draw:custom-shape draw:style-name="gr1" draw:text-style-name="P1" xml:id="id18" draw:id="id18" draw:layer="layout" svg:width="1.25cm" svg:height="1.25cm" svg:x="3cm" svg:y="5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2.5cm" svg:height="1cm" svg:x="0.75cm" svg:y="6.071cm">
          <draw:text-box>
            <text:p text:style-name="P4"><text:span text:style-name="T1">???</text:span></text:p>
          </draw:text-box>
        </draw:frame>
      </draw:page>
      <draw:page draw:name="page4" draw:style-name="dp2" draw:master-page-name="Default">
        <draw:custom-shape draw:style-name="gr11" draw:text-style-name="P6" xml:id="id25" draw:id="id25" draw:layer="layout" svg:width="1.25cm" svg:height="1.25cm" svg:x="3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2" draw:id="id22" draw:layer="layout" svg:width="1.25cm" svg:height="1.25cm" svg:x="3cm" svg:y="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1" draw:id="id21" draw:layer="layout" svg:width="1.25cm" svg:height="1.25cm" svg:x="3cm" svg:y="11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3" draw:id="id23" draw:layer="layout" svg:width="1.25cm" svg:height="1.25cm" svg:x="3cm" svg:y="7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6" draw:id="id26" draw:layer="layout" svg:width="1.25cm" svg:height="1.25cm" svg:x="3cm" svg:y="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625cm" svg:y1="13.375cm" svg:x2="3.625cm" svg:y2="12.768cm" draw:end-shape="id21" draw:end-glue-point="8" svg:d="M3625 13375v-607" svg:viewBox="0 0 1 608">
          <text:p/>
        </draw:connector>
        <draw:connector draw:style-name="gr3" draw:text-style-name="P2" draw:layer="layout" svg:x1="3.625cm" svg:y1="11.518cm" svg:x2="3.625cm" svg:y2="10.911cm" draw:start-shape="id21" draw:start-glue-point="4" draw:end-shape="id22" draw:end-glue-point="2" svg:d="M3625 11518v-607" svg:viewBox="0 0 1 608">
          <text:p/>
        </draw:connector>
        <draw:connector draw:style-name="gr4" draw:text-style-name="P2" draw:layer="layout" svg:x1="3.625cm" svg:y1="9.661cm" svg:x2="3.625cm" svg:y2="9.054cm" draw:start-shape="id22" draw:start-glue-point="4" draw:end-shape="id23" draw:end-glue-point="8" svg:d="M3625 9661v-607" svg:viewBox="0 0 1 608">
          <text:p/>
        </draw:connector>
        <draw:connector draw:style-name="gr5" draw:text-style-name="P2" draw:layer="layout" svg:x1="3.625cm" svg:y1="7.804cm" svg:x2="3.625cm" svg:y2="7.196cm" draw:start-shape="id23" draw:start-glue-point="4" draw:end-shape="id24" draw:end-glue-point="8" svg:d="M3625 7804v-608" svg:viewBox="0 0 1 609">
          <text:p/>
        </draw:connector>
        <draw:connector draw:style-name="gr6" draw:text-style-name="P2" draw:layer="layout" svg:x1="3.625cm" svg:y1="5.946cm" svg:x2="3.625cm" svg:y2="5.339cm" draw:start-shape="id24" draw:start-glue-point="4" draw:end-shape="id25" draw:end-glue-point="8" svg:d="M3625 5946v-607" svg:viewBox="0 0 1 608">
          <text:p/>
        </draw:connector>
        <draw:connector draw:style-name="gr7" draw:text-style-name="P2" draw:layer="layout" svg:x1="3.625cm" svg:y1="4.089cm" svg:x2="3.625cm" svg:y2="3.482cm" draw:start-shape="id25" draw:start-glue-point="4" draw:end-shape="id26" draw:end-glue-point="8" svg:d="M3625 4089v-607" svg:viewBox="0 0 1 608">
          <text:p/>
        </draw:connector>
        <draw:connector draw:style-name="gr8" draw:text-style-name="P2" draw:layer="layout" svg:x1="3.625cm" svg:y1="2.232cm" svg:x2="3.625cm" svg:y2="1.625cm" draw:start-shape="id26" draw:start-glue-point="4" svg:d="M3625 2232v-607" svg:viewBox="0 0 1 608">
          <text:p/>
        </draw:connector>
        <draw:g>
          <draw:custom-shape draw:style-name="gr9" draw:text-style-name="P3" draw:layer="layout" svg:width="1.25cm" svg:height="1.25cm" svg:x="3cm" svg:y="13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5" draw:layer="layout" svg:width="2.5cm" svg:height="1cm" svg:x="0.55cm" svg:y="13.5cm">
            <draw:text-box>
              <text:p text:style-name="P4"><text:span text:style-name="T1">g00d</text:span></text:p>
            </draw:text-box>
          </draw:frame>
        </draw:g>
        <draw:g>
          <draw:custom-shape draw:style-name="gr11" draw:text-style-name="P6" draw:layer="layout" svg:width="1.25cm" svg:height="1.25cm" svg:x="3cm" svg:y="0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5" draw:layer="layout" svg:width="2.5cm" svg:height="1cm" svg:x="0.55cm" svg:y="0.5cm">
            <draw:text-box>
              <text:p text:style-name="P4"><text:span text:style-name="T1">bad1</text:span></text:p>
            </draw:text-box>
          </draw:frame>
        </draw:g>
        <draw:custom-shape draw:style-name="gr11" draw:text-style-name="P6" xml:id="id24" draw:id="id24" draw:layer="layout" svg:width="1.25cm" svg:height="1.25cm" svg:x="3cm" svg:y="5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2.5cm" svg:height="1cm" svg:x="0.75cm" svg:y="6.071cm">
          <draw:text-box>
            <text:p text:style-name="P4"><text:span text:style-name="T1">---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sloLGS NF" svg:font-family="'MesloLGS NF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svg:stroke-color="#000000" draw:marker-start-width="0.35cm" draw:marker-end-width="0.3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2T12:07:18.122944266</meta:creation-date>
    <dc:date>2024-11-02T12:27:21.366917033</dc:date>
    <meta:editing-duration>PT20M1S</meta:editing-duration>
    <meta:editing-cycles>4</meta:editing-cycles>
    <meta:generator>LibreOffice/7.3.7.2$Linux_X86_64 LibreOffice_project/30$Build-2</meta:generator>
    <meta:document-statistic meta:object-count="80"/>
  </office:meta>
</office:document-meta>
</file>